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109" style:family="table-cell" style:parent-style-name="Default" style:data-style-name="N122">
      <style:table-cell-properties fo:background-color="transparent"/>
      <style:text-properties style:text-position="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1" style:family="table-cell" style:parent-style-name="Default" style:data-style-name="N122">
      <style:table-cell-properties fo:background-color="transparent"/>
      <style:text-properties style:text-position=""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  <style:text-properties style:text-position=""/>
    </style:style>
    <style:style style:name="ce113" style:family="table-cell" style:parent-style-name="Default" style:data-style-name="N122">
      <style:table-cell-properties fo:background-color="#99ff66"/>
      <style:text-properties style:text-position="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  <style:text-properties style:text-position="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  <style:text-properties style:text-position=""/>
    </style:style>
    <style:style style:name="ce116" style:family="table-cell" style:parent-style-name="Default" style:data-style-name="N122">
      <style:table-cell-properties fo:background-color="#99ff66"/>
      <style:text-properties style:text-position=""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text-position=""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  <style:text-properties style:text-position=""/>
    </style:style>
    <style:style style:name="ce62" style:family="table-cell" style:parent-style-name="Default">
      <style:table-cell-properties fo:border="none"/>
      <style:text-properties style:text-position=""/>
    </style:style>
    <style:style style:name="ce70" style:family="table-cell" style:parent-style-name="Default" style:data-style-name="N122">
      <style:text-properties style:text-position="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73" style:family="table-cell" style:parent-style-name="Default">
      <style:table-cell-properties fo:wrap-option="wrap" fo:border="0.06pt solid #000000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8" style:family="table-cell" style:parent-style-name="Default">
      <style:table-cell-properties fo:wrap-option="wrap" fo:border="none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order="0.06pt solid #000000"/>
      <style:text-properties fo:color="#808080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wrap-option="wrap"/>
    </style:style>
    <style:style style:name="ce8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8" style:family="table-cell" style:parent-style-name="Default" style:data-style-name="N122"/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119" style:family="table-cell" style:parent-style-name="Default">
      <style:text-properties fo:color="#000080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color="#000080" fo:font-weight="bold" style:font-weight-asian="bold" style:font-weight-complex="bold"/>
    </style:style>
    <style:style style:name="ce122" style:family="table-cell" style:parent-style-name="Default">
      <style:text-properties style:use-window-font-color="true"/>
    </style:style>
    <style:style style:name="ce123" style:family="table-cell" style:parent-style-name="Default"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none" fo:border-top="none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2.01pt solid #000000" fo:border-left="none" fo:border-right="2.01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34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35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36" style:family="table-cell" style:parent-style-name="Default">
      <style:table-cell-properties fo:background-color="transparen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22">
      <style:table-cell-properties fo:background-color="transparent"/>
    </style:style>
    <style:style style:name="ce141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42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43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44" style:family="table-cell" style:parent-style-name="Default" style:data-style-name="N122">
      <style:table-cell-properties fo:background-color="#99ff66"/>
    </style:style>
    <style:style style:name="ce145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46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47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48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151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152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153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154" style:family="table-cell" style:parent-style-name="Default" style:data-style-name="N122">
      <style:text-properties style:use-window-font-color="true"/>
    </style:style>
    <style:style style:name="ce155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156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157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158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159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160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99906" calcext:value-type="float">
            <text:p>999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525" calcext:value-type="float">
            <text:p>115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99904" calcext:value-type="float">
            <text:p>999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527" calcext:value-type="float">
            <text:p>115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99903" calcext:value-type="float">
            <text:p>999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528" calcext:value-type="float">
            <text:p>115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99901" calcext:value-type="float">
            <text:p>999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530" calcext:value-type="float">
            <text:p>115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99914" calcext:value-type="float">
            <text:p>999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517" calcext:value-type="float">
            <text:p>115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99912" calcext:value-type="float">
            <text:p>999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519" calcext:value-type="float">
            <text:p>115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99911" calcext:value-type="float">
            <text:p>999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520" calcext:value-type="float">
            <text:p>115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99909" calcext:value-type="float">
            <text:p>999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522" calcext:value-type="float">
            <text:p>115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99917" calcext:value-type="float">
            <text:p>999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514" calcext:value-type="float">
            <text:p>115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99919" calcext:value-type="float">
            <text:p>999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512" calcext:value-type="float">
            <text:p>115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99920" calcext:value-type="float">
            <text:p>999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511" calcext:value-type="float">
            <text:p>115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99922" calcext:value-type="float">
            <text:p>999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509" calcext:value-type="float">
            <text:p>115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99925" calcext:value-type="float">
            <text:p>999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506" calcext:value-type="float">
            <text:p>115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99927" calcext:value-type="float">
            <text:p>999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504" calcext:value-type="float">
            <text:p>115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99928" calcext:value-type="float">
            <text:p>999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501" calcext:value-type="float">
            <text:p>115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99930" calcext:value-type="float">
            <text:p>999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503" calcext:value-type="float">
            <text:p>115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99900" calcext:value-type="float">
            <text:p>999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531" calcext:value-type="float">
            <text:p>115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99902" calcext:value-type="float">
            <text:p>999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529" calcext:value-type="float">
            <text:p>115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99905" calcext:value-type="float">
            <text:p>999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526" calcext:value-type="float">
            <text:p>115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99907" calcext:value-type="float">
            <text:p>999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524" calcext:value-type="float">
            <text:p>115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99908" calcext:value-type="float">
            <text:p>999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523" calcext:value-type="float">
            <text:p>115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99910" calcext:value-type="float">
            <text:p>999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521" calcext:value-type="float">
            <text:p>115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99913" calcext:value-type="float">
            <text:p>999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518" calcext:value-type="float">
            <text:p>115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99915" calcext:value-type="float">
            <text:p>999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516" calcext:value-type="float">
            <text:p>115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99923" calcext:value-type="float">
            <text:p>999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508" calcext:value-type="float">
            <text:p>115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99921" calcext:value-type="float">
            <text:p>999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510" calcext:value-type="float">
            <text:p>115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99918" calcext:value-type="float">
            <text:p>999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513" calcext:value-type="float">
            <text:p>115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99916" calcext:value-type="float">
            <text:p>999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515" calcext:value-type="float">
            <text:p>115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99931" calcext:value-type="float">
            <text:p>999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500" calcext:value-type="float">
            <text:p>115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99929" calcext:value-type="float">
            <text:p>999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502" calcext:value-type="float">
            <text:p>115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99926" calcext:value-type="float">
            <text:p>999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507" calcext:value-type="float">
            <text:p>115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99924" calcext:value-type="float">
            <text:p>999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505" calcext:value-type="float">
            <text:p>115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606" calcext:value-type="float">
            <text:p>116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604" calcext:value-type="float">
            <text:p>116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603" calcext:value-type="float">
            <text:p>116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601" calcext:value-type="float">
            <text:p>116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614" calcext:value-type="float">
            <text:p>116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612" calcext:value-type="float">
            <text:p>116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611" calcext:value-type="float">
            <text:p>116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609" calcext:value-type="float">
            <text:p>116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617" calcext:value-type="float">
            <text:p>116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619" calcext:value-type="float">
            <text:p>116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620" calcext:value-type="float">
            <text:p>116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622" calcext:value-type="float">
            <text:p>116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625" calcext:value-type="float">
            <text:p>116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627" calcext:value-type="float">
            <text:p>116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628" calcext:value-type="float">
            <text:p>116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630" calcext:value-type="float">
            <text:p>116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600" calcext:value-type="float">
            <text:p>116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602" calcext:value-type="float">
            <text:p>116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605" calcext:value-type="float">
            <text:p>116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607" calcext:value-type="float">
            <text:p>116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608" calcext:value-type="float">
            <text:p>116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610" calcext:value-type="float">
            <text:p>116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613" calcext:value-type="float">
            <text:p>116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615" calcext:value-type="float">
            <text:p>116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623" calcext:value-type="float">
            <text:p>116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621" calcext:value-type="float">
            <text:p>116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618" calcext:value-type="float">
            <text:p>116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616" calcext:value-type="float">
            <text:p>116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631" calcext:value-type="float">
            <text:p>116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629" calcext:value-type="float">
            <text:p>116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626" calcext:value-type="float">
            <text:p>116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624" calcext:value-type="float">
            <text:p>116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88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8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38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38" office:value-type="string" calcext:value-type="string" table:number-columns-spanned="3" table:number-rows-spanned="1">
            <text:p>Cookie B</text:p>
          </table:table-cell>
          <table:covered-table-cell table:style-name="ce138"/>
          <table:covered-table-cell/>
          <table:table-cell table:number-columns-repeated="6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99906" calcext:value-type="float">
            <text:p>999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1525" calcext:value-type="float">
            <text:p>115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99904" calcext:value-type="float">
            <text:p>999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1527" calcext:value-type="float">
            <text:p>115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99903" calcext:value-type="float">
            <text:p>999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1528" calcext:value-type="float">
            <text:p>115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99901" calcext:value-type="float">
            <text:p>999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139"/>
          <table:table-cell table:formula="of:=[MapAB.G6]" office:value-type="float" office:value="11530" calcext:value-type="float">
            <text:p>11530,</text:p>
          </table:table-cell>
          <table:table-cell table:style-name="ce139"/>
          <table:table-cell table:formula="of:=[MapAB.I6]" office:value-type="float" office:value="-104" calcext:value-type="float">
            <text:p>-104,</text:p>
          </table:table-cell>
          <table:table-cell table:style-name="ce80"/>
          <table:table-cell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99914" calcext:value-type="float">
            <text:p>999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150" table:formula="of:=[MapAB.G47]" office:value-type="float" office:value="11206" calcext:value-type="float">
            <text:p>11206,</text:p>
          </table:table-cell>
          <table:table-cell table:style-name="ce153"/>
          <table:table-cell table:style-name="ce158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99912" calcext:value-type="float">
            <text:p>999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151" table:formula="of:=[MapAB.G48]" office:value-type="float" office:value="11204" calcext:value-type="float">
            <text:p>11204,</text:p>
          </table:table-cell>
          <table:table-cell table:style-name="ce154"/>
          <table:table-cell table:style-name="ce159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99911" calcext:value-type="float">
            <text:p>999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151" table:formula="of:=[MapAB.G49]" office:value-type="float" office:value="11203" calcext:value-type="float">
            <text:p>11203,</text:p>
          </table:table-cell>
          <table:table-cell table:style-name="ce154"/>
          <table:table-cell table:style-name="ce159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99909" calcext:value-type="float">
            <text:p>999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139"/>
          <table:table-cell table:style-name="ce152" table:formula="of:=[MapAB.G50]" office:value-type="float" office:value="11201" calcext:value-type="float">
            <text:p>11201,</text:p>
          </table:table-cell>
          <table:table-cell table:style-name="ce155"/>
          <table:table-cell table:style-name="ce160" table:formula="of:=[MapAB.I10]" office:value-type="float" office:value="-204" calcext:value-type="float">
            <text:p>-2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99917" calcext:value-type="float">
            <text:p>999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1514" calcext:value-type="float">
            <text:p>115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99919" calcext:value-type="float">
            <text:p>999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1512" calcext:value-type="float">
            <text:p>115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99920" calcext:value-type="float">
            <text:p>999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1511" calcext:value-type="float">
            <text:p>115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99922" calcext:value-type="float">
            <text:p>999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139"/>
          <table:table-cell table:formula="of:=[MapAB.G14]" office:value-type="float" office:value="11509" calcext:value-type="float">
            <text:p>11509,</text:p>
          </table:table-cell>
          <table:table-cell table:style-name="ce139"/>
          <table:table-cell table:formula="of:=[MapAB.I14]" office:value-type="float" office:value="-304" calcext:value-type="float">
            <text:p>-3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99925" calcext:value-type="float">
            <text:p>999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1506" calcext:value-type="float">
            <text:p>115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99927" calcext:value-type="float">
            <text:p>999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1504" calcext:value-type="float">
            <text:p>115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99928" calcext:value-type="float">
            <text:p>999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1501" calcext:value-type="float">
            <text:p>115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99930" calcext:value-type="float">
            <text:p>999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146"/>
          <table:table-cell table:formula="of:=[MapAB.G18]" office:value-type="float" office:value="11503" calcext:value-type="float">
            <text:p>11503,</text:p>
          </table:table-cell>
          <table:table-cell table:style-name="ce146"/>
          <table:table-cell table:formula="of:=[MapAB.I18]" office:value-type="float" office:value="-404" calcext:value-type="float">
            <text:p>-4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99900" calcext:value-type="float">
            <text:p>999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1531" calcext:value-type="float">
            <text:p>115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99902" calcext:value-type="float">
            <text:p>999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1529" calcext:value-type="float">
            <text:p>115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99905" calcext:value-type="float">
            <text:p>999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1526" calcext:value-type="float">
            <text:p>115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99907" calcext:value-type="float">
            <text:p>999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139"/>
          <table:table-cell table:formula="of:=[MapAB.G22]" office:value-type="float" office:value="11524" calcext:value-type="float">
            <text:p>11524,</text:p>
          </table:table-cell>
          <table:table-cell table:style-name="ce139"/>
          <table:table-cell table:formula="of:=[MapAB.I22]" office:value-type="float" office:value="-504" calcext:value-type="float">
            <text:p>-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99908" calcext:value-type="float">
            <text:p>999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1523" calcext:value-type="float">
            <text:p>115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99910" calcext:value-type="float">
            <text:p>999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1521" calcext:value-type="float">
            <text:p>115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99913" calcext:value-type="float">
            <text:p>999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1518" calcext:value-type="float">
            <text:p>115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99915" calcext:value-type="float">
            <text:p>999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139"/>
          <table:table-cell table:formula="of:=[MapAB.G26]" office:value-type="float" office:value="11516" calcext:value-type="float">
            <text:p>11516,</text:p>
          </table:table-cell>
          <table:table-cell table:style-name="ce139"/>
          <table:table-cell table:formula="of:=[MapAB.I26]" office:value-type="float" office:value="-604" calcext:value-type="float">
            <text:p>-6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99923" calcext:value-type="float">
            <text:p>999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1508" calcext:value-type="float">
            <text:p>115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99921" calcext:value-type="float">
            <text:p>999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1510" calcext:value-type="float">
            <text:p>115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99918" calcext:value-type="float">
            <text:p>999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1513" calcext:value-type="float">
            <text:p>115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8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99916" calcext:value-type="float">
            <text:p>999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139"/>
          <table:table-cell table:formula="of:=[MapAB.G30]" office:value-type="float" office:value="11515" calcext:value-type="float">
            <text:p>11515,</text:p>
          </table:table-cell>
          <table:table-cell table:style-name="ce139"/>
          <table:table-cell table:formula="of:=[MapAB.I30]" office:value-type="float" office:value="-704" calcext:value-type="float">
            <text:p>-7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99931" calcext:value-type="float">
            <text:p>999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1500" calcext:value-type="float">
            <text:p>115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99929" calcext:value-type="float">
            <text:p>999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1502" calcext:value-type="float">
            <text:p>115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99926" calcext:value-type="float">
            <text:p>999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1507" calcext:value-type="float">
            <text:p>115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99924" calcext:value-type="float">
            <text:p>999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146"/>
          <table:table-cell table:formula="of:=[MapAB.G34]" office:value-type="float" office:value="11505" calcext:value-type="float">
            <text:p>11505,</text:p>
          </table:table-cell>
          <table:table-cell table:style-name="ce146"/>
          <table:table-cell table:formula="of:=[MapAB.I34]" office:value-type="float" office:value="-804" calcext:value-type="float">
            <text:p>-8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606" calcext:value-type="float">
            <text:p>116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604" calcext:value-type="float">
            <text:p>116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603" calcext:value-type="float">
            <text:p>116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601" calcext:value-type="float">
            <text:p>116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139"/>
          <table:table-cell table:formula="of:=[MapAB.G38]" office:value-type="float" office:value="11230" calcext:value-type="float">
            <text:p>11230,</text:p>
          </table:table-cell>
          <table:table-cell table:style-name="ce139"/>
          <table:table-cell table:formula="of:=[MapAB.I38]" office:value-type="float" office:value="-904" calcext:value-type="float">
            <text:p>-9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614" calcext:value-type="float">
            <text:p>116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612" calcext:value-type="float">
            <text:p>116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611" calcext:value-type="float">
            <text:p>116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609" calcext:value-type="float">
            <text:p>116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139"/>
          <table:table-cell table:formula="of:=[MapAB.G42]" office:value-type="float" office:value="11222" calcext:value-type="float">
            <text:p>11222,</text:p>
          </table:table-cell>
          <table:table-cell table:style-name="ce139"/>
          <table:table-cell table:formula="of:=[MapAB.I42]" office:value-type="float" office:value="-1004" calcext:value-type="float">
            <text:p>-10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617" calcext:value-type="float">
            <text:p>116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619" calcext:value-type="float">
            <text:p>116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620" calcext:value-type="float">
            <text:p>116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622" calcext:value-type="float">
            <text:p>116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139"/>
          <table:table-cell table:formula="of:=[MapAB.G46]" office:value-type="float" office:value="11209" calcext:value-type="float">
            <text:p>11209,</text:p>
          </table:table-cell>
          <table:table-cell table:style-name="ce139"/>
          <table:table-cell table:formula="of:=[MapAB.I46]" office:value-type="float" office:value="-1104" calcext:value-type="float">
            <text:p>-11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625" calcext:value-type="float">
            <text:p>116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150" table:formula="of:=[MapAB.G7]" office:value-type="float" office:value="11517" calcext:value-type="float">
            <text:p>11517,</text:p>
          </table:table-cell>
          <table:table-cell table:style-name="ce156"/>
          <table:table-cell table:style-name="ce158" table:formula="of:=[MapAB.I47]" office:value-type="float" office:value="-1201" calcext:value-type="float">
            <text:p>-12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627" calcext:value-type="float">
            <text:p>116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151" table:formula="of:=[MapAB.G8]" office:value-type="float" office:value="11519" calcext:value-type="float">
            <text:p>11519,</text:p>
          </table:table-cell>
          <table:table-cell/>
          <table:table-cell table:style-name="ce159" table:formula="of:=[MapAB.I48]" office:value-type="float" office:value="-1202" calcext:value-type="float">
            <text:p>-12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628" calcext:value-type="float">
            <text:p>116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151" table:formula="of:=[MapAB.G9]" office:value-type="float" office:value="11520" calcext:value-type="float">
            <text:p>11520,</text:p>
          </table:table-cell>
          <table:table-cell/>
          <table:table-cell table:style-name="ce159" table:formula="of:=[MapAB.I49]" office:value-type="float" office:value="-1203" calcext:value-type="float">
            <text:p>-12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630" calcext:value-type="float">
            <text:p>116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146"/>
          <table:table-cell table:style-name="ce152" table:formula="of:=[MapAB.G10]" office:value-type="float" office:value="11522" calcext:value-type="float">
            <text:p>11522,</text:p>
          </table:table-cell>
          <table:table-cell table:style-name="ce157"/>
          <table:table-cell table:style-name="ce160" table:formula="of:=[MapAB.I50]" office:value-type="float" office:value="-1204" calcext:value-type="float">
            <text:p>-12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600" calcext:value-type="float">
            <text:p>116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602" calcext:value-type="float">
            <text:p>116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605" calcext:value-type="float">
            <text:p>116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607" calcext:value-type="float">
            <text:p>116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139"/>
          <table:table-cell table:formula="of:=[MapAB.G54]" office:value-type="float" office:value="11226" calcext:value-type="float">
            <text:p>11226,</text:p>
          </table:table-cell>
          <table:table-cell table:style-name="ce139"/>
          <table:table-cell table:formula="of:=[MapAB.I54]" office:value-type="float" office:value="-1304" calcext:value-type="float">
            <text:p>-13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608" calcext:value-type="float">
            <text:p>116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610" calcext:value-type="float">
            <text:p>116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613" calcext:value-type="float">
            <text:p>116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615" calcext:value-type="float">
            <text:p>116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139"/>
          <table:table-cell table:formula="of:=[MapAB.G58]" office:value-type="float" office:value="11216" calcext:value-type="float">
            <text:p>11216,</text:p>
          </table:table-cell>
          <table:table-cell table:style-name="ce139"/>
          <table:table-cell table:formula="of:=[MapAB.I58]" office:value-type="float" office:value="-1404" calcext:value-type="float">
            <text:p>-14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623" calcext:value-type="float">
            <text:p>116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621" calcext:value-type="float">
            <text:p>116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618" calcext:value-type="float">
            <text:p>116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616" calcext:value-type="float">
            <text:p>116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139"/>
          <table:table-cell table:formula="of:=[MapAB.G62]" office:value-type="float" office:value="11213" calcext:value-type="float">
            <text:p>11213,</text:p>
          </table:table-cell>
          <table:table-cell table:style-name="ce139"/>
          <table:table-cell table:formula="of:=[MapAB.I62]" office:value-type="float" office:value="-1504" calcext:value-type="float">
            <text:p>-1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631" calcext:value-type="float">
            <text:p>116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629" calcext:value-type="float">
            <text:p>116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626" calcext:value-type="float">
            <text:p>116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624" calcext:value-type="float">
            <text:p>116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9:18:49.947094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9T19:19:20.997544812</dc:date>
    <meta:editing-duration>P1DT4H4M</meta:editing-duration>
    <meta:editing-cycles>143</meta:editing-cycles>
    <meta:generator>LibreOffice/4.2.7.2$Linux_X86_64 LibreOffice_project/420$Build-2</meta:generator>
    <meta:printed-by>Bob Hirosky</meta:printed-by>
    <meta:print-date>2014-04-12T13:34:49.151432710</meta:print-date>
    <meta:document-statistic meta:table-count="9" meta:cell-count="2349" meta:object-count="0"/>
  </office:meta>
</office:document-meta>
</file>